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5752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1.3264in" fo:break-before="auto" style:use-optimal-row-height="true"/>
    </style:style>
    <style:style style:name="ro1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3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4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3" style:family="table-cell" style:parent-style-name="Default" style:data-style-name="N0"/>
    <style:style style:name="ce95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98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104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1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7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" style:font-size-asian="11pt" style:font-name-complex="Ubuntu Mono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87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5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3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4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4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9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3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4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5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6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88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0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0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1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0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2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5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4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7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9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0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6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8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8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5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6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6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2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1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4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5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6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0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3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67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1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4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5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3" table:default-cell-style-name="ce3"/>
        <table:table-column table:style-name="co9" table:default-cell-style-name="ce3"/>
        <table:table-row table:style-name="ro1">
          <table:table-cell table:style-name="ce93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4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table:number-columns-spanned="1" table:number-rows-spanned="2"/>
          <table:table-cell table:style-name="ce97" office:value-type="string" calcext:value-type="string" table:number-columns-spanned="1" table:number-rows-spanned="2">
            <text:p>test.c</text:p>
          </table:table-cell>
          <table:table-cell table:style-name="ce96" table:number-columns-spanned="1" table:number-rows-spanned="2"/>
          <table:table-cell table:style-name="ce140" office:value-type="string" calcext:value-type="string">
            <text:p>A faire</text:p>
          </table:table-cell>
          <table:table-cell table:style-name="ce144" office:value-type="string" calcext:value-type="string">
            <text:p>A tester</text:p>
          </table:table-cell>
          <table:table-cell table:style-name="ce150" office:value-type="string" calcext:value-type="string">
            <text:p>Leaks ?</text:p>
          </table:table-cell>
          <table:table-cell table:style-name="ce155" office:value-type="string" calcext:value-type="string">
            <text:p>Fonctionne</text:p>
          </table:table-cell>
          <table:table-cell table:style-name="ce97" office:value-type="string" calcext:value-type="string" table:number-columns-spanned="1" table:number-rows-spanned="2">
            <text:p>Comportement attendu</text:p>
          </table:table-cell>
          <table:table-cell table:style-name="ce97" office:value-type="string" calcext:value-type="string" table:number-columns-spanned="1" table:number-rows-spanned="2">
            <text:p>Sortie d'exit (echo $?)</text:p>
          </table:table-cell>
          <table:table-cell table:style-name="ce97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98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99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29">[BONUS] </text:span><text:span text:style-name="T30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""''echo hola""'''' que""'' tal""''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3" office:value-type="string" calcext:value-type="string">
            <text:p><text:span text:style-name="T15">$&gt;</text:span> echo -n -n Hola Qu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0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ME%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Cas d'un variable inexistant</text:p>
            <text:p><text:span text:style-name="T31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 $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ème avec -nn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&gt; 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echo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echo.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echo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2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echo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echo&gt;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1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2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0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3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0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55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6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58" office:value-type="string" calcext:value-type="string">
            <text:p><text:span text:style-name="T22">$&gt;</text:span><text:span text:style-name="T23"> unset ""</text:span>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52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table-cell table:style-name="ce52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59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.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+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=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{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}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-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-H: invalid option</text:p>
          </table:table-cell>
          <table:table-cell table:style-name="ce59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*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#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@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!A: event not found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0"/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`HOL~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18" office:value-type="string" calcext:value-type="string">
            <text:p>0</text:p>
            <text:p>1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====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++++++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10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4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7" office:value-type="string" calcext:value-type="string">
            <text:p>[BONUS] <text:span text:style-name="T32">S'il n'y a qu'un seul </text:span><text:span text:style-name="T33">doss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7" office:value-type="string" calcext:value-type="string">
            <text:p>[BONUS] <text:span text:style-name="T32">S'il n'y a qu'un seul </text:span><text:span text:style-name="T33">fich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 <text:span text:style-name="T32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10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6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0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number-columns-repeated="2"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2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2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51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15"/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0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0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60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0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table-cell table:style-name="ce104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6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table-cell table:style-name="ce110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 <text:span text:style-name="T32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5" office:value-type="string" calcext:value-type="string">
            <text:p>[BONUS] <text:span text:style-name="T32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2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whereis grep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4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5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87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88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table-cell table:style-name="ce110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89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91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8">
          <table:table-cell table:style-name="ce104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20:47:43.027981549</dc:date>
    <meta:editing-cycles>12</meta:editing-cycles>
    <meta:editing-duration>PT5H46M51S</meta:editing-duration>
    <meta:document-statistic meta:table-count="1" meta:cell-count="3916" meta:object-count="0"/>
  </office:meta>
</office:document-meta>
</file>